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bottom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EDIT</text:span><text:span text:style-name="T2_4"><text:s/>5211</text:span></text:p>
      <text:p text:style-name="P3"><text:span text:style-name="T3_1">Date</text:span><text:span text:style-name="T3_2">:<text:s/>2011-04-12</text:span></text:p>
      <text:p text:style-name="P4"><text:span text:style-name="T4_1">Time</text:span><text:span text:style-name="T4_2">:<text:s/>12:00<text:s/>-<text:s/>13:30</text:span></text:p>
      <text:p text:style-name="P5"><text:span text:style-name="T5_1">Facilitator</text:span><text:span text:style-name="T5_2">:<text:s/></text:span><text:span text:style-name="T5_3">Fredrik</text:span><text:span text:style-name="T5_4"><text:s/></text:span><text:span text:style-name="T5_5">T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Review</text:span><text:span text:style-name="T8_2"><text:s/></text:span><text:span text:style-name="T8_3">SDD</text:span></text:p>
            </text:list-item>
          </text:list>
        </text:list-item>
        <text:list-item>
          <text:p text:style-name="P9"><text:span text:style-name="T9_1">Reports</text:span></text:p>
          <text:list>
            <text:list-item>
              <text:p text:style-name="P10"><text:span text:style-name="T10_1">Johannes</text:span><text:span text:style-name="T10_2"><text:s/></text:span><text:span text:style-name="T10_3">has</text:span><text:span text:style-name="T10_4"><text:s/></text:span><text:span text:style-name="T10_5">beautified</text:span><text:span text:style-name="T10_6"><text:s/></text:span><text:span text:style-name="T10_7">the</text:span><text:span text:style-name="T10_8"><text:s/></text:span><text:span text:style-name="T10_9">GUI</text:span></text:p>
            </text:list-item>
            <text:list-item>
              <text:p text:style-name="P11"><text:span text:style-name="T11_1">Magnus</text:span><text:span text:style-name="T11_2"><text:s/></text:span><text:span text:style-name="T11_3">has</text:span><text:span text:style-name="T11_4"><text:s/></text:span><text:span text:style-name="T11_5">written</text:span><text:span text:style-name="T11_6"><text:s/></text:span><text:span text:style-name="T11_7">some</text:span><text:span text:style-name="T11_8"><text:s/></text:span><text:span text:style-name="T11_9">additional</text:span><text:span text:style-name="T11_10"><text:s/></text:span><text:span text:style-name="T11_11">Use</text:span><text:span text:style-name="T11_12"><text:s/></text:span><text:span text:style-name="T11_13">Cases</text:span></text:p>
            </text:list-item>
            <text:list-item>
              <text:p text:style-name="P12"><text:span text:style-name="T12_1">Fredrik</text:span><text:span text:style-name="T12_2"><text:s/></text:span><text:span text:style-name="T12_3">T</text:span><text:span text:style-name="T12_4"><text:s/></text:span><text:span text:style-name="T12_5">has</text:span><text:span text:style-name="T12_6"><text:s/></text:span><text:span text:style-name="T12_7">checked</text:span><text:span text:style-name="T12_8"><text:s/></text:span><text:span text:style-name="T12_9">out</text:span><text:span text:style-name="T12_10"><text:s/></text:span><text:span text:style-name="T12_11">the</text:span><text:span text:style-name="T12_12"><text:s/></text:span><text:span text:style-name="T12_13">SDD</text:span><text:span text:style-name="T12_14"><text:s/></text:span><text:span text:style-name="T12_15">and</text:span><text:span text:style-name="T12_16"><text:s/></text:span><text:span text:style-name="T12_17">started</text:span><text:span text:style-name="T12_18"><text:s/></text:span><text:span text:style-name="T12_19">writing</text:span></text:p>
            </text:list-item>
            <text:list-item>
              <text:p text:style-name="P13"><text:span text:style-name="T13_1">Fredrik</text:span><text:span text:style-name="T13_2"><text:s/></text:span><text:span text:style-name="T13_3">H</text:span><text:span text:style-name="T13_4"><text:s/></text:span><text:span text:style-name="T13_5">has</text:span><text:span text:style-name="T13_6"><text:s/></text:span><text:span text:style-name="T13_7">done</text:span><text:span text:style-name="T13_8"><text:s/></text:span><text:span text:style-name="T13_9">nothing</text:span></text:p>
            </text:list-item>
          </text:list>
        </text:list-item>
        <text:list-item>
          <text:p text:style-name="P14"><text:span text:style-name="T14_1">Discussion</text:span><text:span text:style-name="T14_2"><text:s/></text:span><text:span text:style-name="T14_3">items</text:span></text:p>
          <text:list>
            <text:list-item>
              <text:p text:style-name="P15"><text:span text:style-name="T15_1">SDD</text:span></text:p>
            </text:list-item>
          </text:list>
        </text:list-item>
        <text:list-item>
          <text:p text:style-name="P16"><text:span text:style-name="T16_1">Outcomes</text:span><text:span text:style-name="T16_2"><text:s/></text:span><text:span text:style-name="T16_3">and</text:span><text:span text:style-name="T16_4"><text:s/></text:span><text:span text:style-name="T16_5">assignments</text:span></text:p>
          <text:list>
            <text:list-item>
              <text:p text:style-name="P17"><text:span text:style-name="T17_1">Reviewed</text:span><text:span text:style-name="T17_2"><text:s/></text:span><text:span text:style-name="T17_3">SDD</text:span></text:p>
            </text:list-item>
            <text:list-item>
              <text:p text:style-name="P18"><text:span text:style-name="T18_1">Nice</text:span><text:span text:style-name="T18_2"><text:s/></text:span><text:span text:style-name="T18_3">Use</text:span><text:span text:style-name="T18_4"><text:s/></text:span><text:span text:style-name="T18_5">Cases</text:span></text:p>
            </text:list-item>
            <text:list-item>
              <text:p text:style-name="P19"><text:span text:style-name="T19_1">The</text:span><text:span text:style-name="T19_2"><text:s/></text:span><text:span text:style-name="T19_3">beautified</text:span><text:span text:style-name="T19_4"><text:s/></text:span><text:span text:style-name="T19_5">GUI</text:span><text:span text:style-name="T19_6"><text:s/></text:span><text:span text:style-name="T19_7">was</text:span><text:span text:style-name="T19_8"><text:s/></text:span><text:span text:style-name="T19_9">admired</text:span><text:span text:style-name="T19_10"><text:s/></text:span><text:span text:style-name="T19_11">by</text:span><text:span text:style-name="T19_12"><text:s/></text:span><text:span text:style-name="T19_13">the</text:span><text:span text:style-name="T19_14"><text:s/></text:span><text:span text:style-name="T19_15">whole</text:span><text:span text:style-name="T19_16"><text:s/></text:span><text:span text:style-name="T19_17">crew</text:span></text:p>
            </text:list-item>
            <text:list-item>
              <text:p text:style-name="P20"><text:span text:style-name="T20_1">Fredrik</text:span><text:span text:style-name="T20_2"><text:s/></text:span><text:span text:style-name="T20_3">T</text:span><text:span text:style-name="T20_4"><text:s/></text:span><text:span text:style-name="T20_5">will</text:span><text:span text:style-name="T20_6"><text:s/></text:span><text:span text:style-name="T20_7">write</text:span><text:span text:style-name="T20_8"><text:s/></text:span><text:span text:style-name="T20_9">even</text:span><text:span text:style-name="T20_10"><text:s/></text:span><text:span text:style-name="T20_11">more</text:span><text:span text:style-name="T20_12"><text:s/></text:span><text:span text:style-name="T20_13">SDD</text:span></text:p>
            </text:list-item>
            <text:list-item>
              <text:p text:style-name="P21"><text:span text:style-name="T21_1">Fredrik</text:span><text:span text:style-name="T21_2"><text:s/></text:span><text:span text:style-name="T21_3">H</text:span><text:span text:style-name="T21_4"><text:s/></text:span><text:span text:style-name="T21_5">will</text:span><text:span text:style-name="T21_6"><text:s/></text:span><text:span text:style-name="T21_7">help</text:span><text:span text:style-name="T21_8"><text:s/></text:span><text:span text:style-name="T21_9">Fredrik</text:span><text:span text:style-name="T21_10"><text:s/></text:span><text:span text:style-name="T21_11">T</text:span></text:p>
            </text:list-item>
            <text:list-item>
              <text:p text:style-name="P22"><text:span text:style-name="T22_1">Johannes</text:span><text:span text:style-name="T22_2"><text:s/></text:span><text:span text:style-name="T22_3">will</text:span><text:span text:style-name="T22_4"><text:s/></text:span><text:span text:style-name="T22_5">write</text:span><text:span text:style-name="T22_6"><text:s/></text:span><text:span text:style-name="T22_7">the</text:span><text:span text:style-name="T22_8"><text:s/></text:span><text:span text:style-name="T22_9">filter</text:span><text:span text:style-name="T22_10"><text:s/></text:span><text:span text:style-name="T22_11">implementation</text:span></text:p>
            </text:list-item>
            <text:list-item>
              <text:p text:style-name="P23"><text:span text:style-name="T23_1">Magnus</text:span><text:span text:style-name="T23_2"><text:s/></text:span><text:span text:style-name="T23_3">will</text:span><text:span text:style-name="T23_4"><text:s/></text:span><text:span text:style-name="T23_5">write</text:span><text:span text:style-name="T23_6"><text:s/></text:span><text:span text:style-name="T23_7">a</text:span><text:span text:style-name="T23_8"><text:s/></text:span><text:span text:style-name="T23_9">filter</text:span><text:span text:style-name="T23_10"><text:s/>(</text:span><text:span text:style-name="T23_11">Black</text:span><text:span text:style-name="T23_12">&amp;</text:span><text:span text:style-name="T23_13">White</text:span><text:span text:style-name="T23_14">?)</text:span></text:p>
            </text:list-item>
          </text:list>
        </text:list-item>
        <text:list-item>
          <text:p text:style-name="P24"><text:span text:style-name="T24_1">Wrap</text:span><text:span text:style-name="T24_2"><text:s/></text:span><text:span text:style-name="T24_3">up</text:span></text:p>
          <text:list>
            <text:list-item>
              <text:p text:style-name="P25"><text:span text:style-name="T25_1">Next</text:span><text:span text:style-name="T25_2"><text:s/></text:span><text:span text:style-name="T25_3">meeting</text:span><text:span text:style-name="T25_4"><text:s/></text:span><text:span text:style-name="T25_5">Thursday</text:span><text:span text:style-name="T25_6"><text:s/>2011-04-14<text:s/>11:00-12:30</text:span></text:p>
              <text:list>
                <text:list-item>
                  <text:p text:style-name="P26"><text:span text:style-name="T26_1">Review</text:span><text:span text:style-name="T26_2"><text:s/></text:span><text:span text:style-name="T26_3">changes</text:span><text:span text:style-name="T26_4"><text:s/></text:span><text:span text:style-name="T26_5">and</text:span><text:span text:style-name="T26_6"><text:s/></text:span><text:span text:style-name="T26_7">comments</text:span><text:span text:style-name="T26_8"><text:s/></text:span><text:span text:style-name="T26_9">from</text:span><text:span text:style-name="T26_10"><text:s/></text:span><text:span text:style-name="T26_11">handl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